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anadian Aboriginal" svg:font-family="'Noto Sans Canadian Aboriginal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75cm" fo:min-width="5.5cm"/>
    </style:style>
    <style:style style:name="gr2" style:family="graphic" style:parent-style-name="standard">
      <style:graphic-properties draw:fill-color="#83caff" draw:opacity="100%" draw:textarea-horizontal-align="justify" draw:textarea-vertical-align="middle" draw:auto-grow-height="false" fo:min-height="0.74cm" fo:min-width="2.754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fo:min-height="2.65cm" fo:min-width="4.5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2.75cm" fo:min-width="4.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fill="solid" draw:fill-color="#e6e6ff" draw:opacity="17%" draw:textarea-horizontal-align="justify" draw:textarea-vertical-align="middle" draw:auto-grow-height="false" fo:min-height="5.05cm" fo:min-width="3.7cm"/>
    </style:style>
    <style:style style:name="gr8" style:family="graphic" style:parent-style-name="standard">
      <style:graphic-properties draw:stroke="dash" draw:stroke-dash="Fine_20_Dashed" svg:stroke-color="#ff6600" draw:fill="none" draw:opacity="100%" draw:opacity-name="Transparency_20_1" draw:textarea-horizontal-align="justify" draw:textarea-vertical-align="middle" draw:auto-grow-height="false" fo:min-height="1.25cm" fo:min-width="3cm"/>
    </style:style>
    <style:style style:name="gr9" style:family="graphic" style:parent-style-name="standard">
      <style:graphic-properties draw:stroke="none" svg:stroke-color="#000000" draw:fill="none" draw:fill-color="#ffffff" fo:min-height="0.45cm"/>
    </style:style>
    <style:style style:name="gr10" style:family="graphic" style:parent-style-name="standard">
      <style:graphic-properties draw:fill-color="#83caff" draw:opacity="100%" draw:textarea-horizontal-align="justify" draw:textarea-vertical-align="middle" draw:auto-grow-height="false" fo:min-height="0.882cm" fo:min-width="2.33cm"/>
    </style:style>
    <style:style style:name="gr11" style:family="graphic" style:parent-style-name="standard">
      <style:graphic-properties draw:stroke="dash" draw:stroke-dash="Fine_20_Dashed" svg:stroke-color="#ff6600" draw:fill="none" draw:opacity="100%" draw:opacity-name="Transparency_20_1" draw:textarea-horizontal-align="justify" draw:textarea-vertical-align="middle" draw:auto-grow-height="false" fo:min-height="2.25cm" fo:min-width="3cm"/>
    </style:style>
    <style:style style:name="gr12" style:family="graphic" style:parent-style-name="objectwithoutfill">
      <style:graphic-properties draw:marker-start="Circle_20_unfilled" draw:marker-end="Circle_20_unfilled" draw:fill="none" draw:textarea-vertical-align="middle"/>
    </style:style>
    <style:style style:name="gr13" style:family="graphic" style:parent-style-name="standard">
      <style:graphic-properties draw:stroke="none" draw:fill="none" fo:min-height="0.553cm"/>
    </style:style>
    <style:style style:name="gr14" style:family="graphic" style:parent-style-name="objectwithoutfill">
      <style:graphic-properties svg:stroke-width="0.035cm" draw:marker-start-width="0.252cm" draw:marker-end="Circle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fill-color="#9999ff" draw:textarea-horizontal-align="justify" draw:textarea-vertical-align="middle" draw:auto-grow-height="false" fo:min-height="0.25cm" fo:min-width="0cm"/>
    </style:style>
    <style:style style:name="gr16" style:family="graphic" style:parent-style-name="standard">
      <style:graphic-properties draw:stroke="dash" draw:stroke-dash="Line_20_with_20_Fine_20_Dots" draw:fill="solid" draw:fill-color="#e6e6ff" draw:opacity="17%" draw:textarea-horizontal-align="justify" draw:textarea-vertical-align="middle" draw:auto-grow-height="false" fo:min-height="1.65cm" fo:min-width="8.8cm"/>
    </style:style>
    <style:style style:name="gr17" style:family="graphic" style:parent-style-name="standard">
      <style:graphic-properties draw:stroke="none" svg:stroke-color="#000000" draw:fill="none" draw:fill-color="#ffffff" fo:min-height="0.55cm"/>
    </style:style>
    <style:style style:name="gr18" style:family="graphic" style:parent-style-name="objectwithoutfill">
      <style:graphic-properties draw:marker-start="Circle" draw:marker-end="Circle" draw:fill="none" draw:textarea-vertical-align="middle"/>
    </style:style>
    <style:style style:name="gr19" style:family="graphic" style:parent-style-name="objectwithoutfill">
      <style:graphic-properties draw:stroke="dash" draw:stroke-dash="Fine_20_Dashed"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-color="#83caff" draw:opacity="100%"/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weight="bold"/>
    </style:style>
    <style:style style:name="P5" style:family="paragraph">
      <loext:graphic-properties draw:fill="none" draw:fill-color="#ffffff"/>
      <style:text-properties fo:font-weight="bold"/>
    </style:style>
    <style:style style:name="P6" style:family="paragraph">
      <loext:graphic-properties draw:fill-color="#cfe7f5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-color="#dddddd"/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e6e6ff" draw:opacity="17%"/>
      <style:paragraph-properties fo:text-align="center"/>
    </style:style>
    <style:style style:name="P10" style:family="paragraph">
      <loext:graphic-properties draw:fill="none" draw:opacity="100%" draw:opacity-name="Transparency_20_1"/>
      <style:paragraph-properties fo:text-align="center"/>
    </style:style>
    <style:style style:name="P11" style:family="paragraph">
      <style:text-properties style:font-name="Noto Sans Canadian Aboriginal" fo:font-size="11pt" fo:font-weight="normal" style:font-size-asian="11pt" style:font-weight-asian="normal" style:font-size-complex="11pt" style:font-weight-complex="normal"/>
    </style:style>
    <style:style style:name="P12" style:family="paragraph">
      <loext:graphic-properties draw:fill="none" draw:fill-color="#ffffff"/>
      <style:text-properties style:font-name="Noto Sans Canadian Aboriginal" fo:font-size="11pt" fo:font-weight="normal" style:font-size-asian="11pt" style:font-weight-asian="normal" style:font-size-complex="11pt" style:font-weight-complex="normal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-color="#9999ff"/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loext:graphic-properties draw:fill="solid" draw:fill-color="#e6e6ff" draw:opacity="17%"/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8pt" style:font-size-complex="18pt"/>
    </style:style>
    <style:style style:name="T3" style:family="text">
      <style:text-properties fo:color="#808080" fo:font-size="10pt" style:font-size-asian="18pt" style:font-size-complex="18pt"/>
    </style:style>
    <style:style style:name="T4" style:family="text">
      <style:text-properties fo:color="#b2b2b2" fo:font-size="10pt" style:font-size-asian="18pt" style:font-size-complex="18pt"/>
    </style:style>
    <style:style style:name="T5" style:family="text">
      <style:text-properties fo:color="#dddddd" fo:font-size="10pt" style:font-size-asian="18pt" style:font-size-complex="18pt"/>
    </style:style>
    <style:style style:name="T6" style:family="text">
      <style:text-properties style:font-name="Noto Sans Canadian Aboriginal" fo:font-size="11pt" fo:font-weight="normal" style:font-size-asian="11pt" style:font-weight-asian="normal" style:font-size-complex="11pt" style:font-weight-complex="normal"/>
    </style:style>
    <style:style style:name="T7" style:family="text">
      <style:text-properties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8cm" svg:x="3.4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6cm" svg:height="1.4cm" svg:x="4.2cm" svg:y="7.2cm">
          <text:p text:style-name="P2"><text:span text:style-name="T1">ci-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1.9cm" svg:height="0.962cm" svg:x="1.7cm" svg:y="1.3cm">
          <draw:text-box>
            <text:p text:style-name="P4">NUC</text:p>
          </draw:text-box>
        </draw:frame>
        <draw:custom-shape draw:style-name="gr4" draw:text-style-name="P6" draw:layer="layout" svg:width="5cm" svg:height="2.9cm" svg:x="3.8cm" svg:y="1.9cm">
          <text:p text:style-name="P2"><text:span text:style-name="T1">Lava-Docker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cm" svg:height="3cm" svg:x="16.4cm" svg:y="9.3cm">
          <text:p text:style-name="P13"><text:span text:style-name="T7"/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2.8cm" svg:y1="13.5cm" svg:x2="27.6cm" svg:y2="13.5cm">
          <text:p/>
        </draw:line>
        <draw:custom-shape draw:style-name="gr7" draw:text-style-name="P9" draw:layer="layout" svg:width="4.2cm" svg:height="5.3cm" svg:x="10.9cm" svg:y="6.8cm">
          <text:p text:style-name="P1"><text:span text:style-name="T2">[BOARDS]</text:span></text:p>
          <text:p text:style-name="P1"><text:span text:style-name="T2">Board1=192.168.2.2</text:span></text:p>
          <text:p text:style-name="P1"><text:span text:style-name="T2">Board3=192.168.3.5</text:span></text:p>
          <text:p text:style-name="P1"><text:span text:style-name="T2"/></text:p>
          <text:p text:style-name="P1"><text:span text:style-name="T2">[SAINSMART_BBB]</text:span></text:p>
          <text:p text:style-name="P1"><text:span text:style-name="T2">relay1 = PIN4</text:span></text:p>
          <text:p text:style-name="P1"><text:span text:style-name="T3">relay2 = PIN5</text:span></text:p>
          <text:p text:style-name="P1"><text:span text:style-name="T4">relay3 = PIN7</text:span></text:p>
          <text:p text:style-name="P1"><text:span text:style-name="T5">relay4 = PIN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3.5cm" svg:height="1.5cm" svg:x="11.2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2" draw:layer="layout" svg:width="2.1cm" svg:height="0.78cm" svg:x="11cm" svg:y="5.92cm">
          <draw:text-box>
            <text:p text:style-name="P11"><text:span text:style-name="T6">Nrc.cfg</text:span></text:p>
          </draw:text-box>
        </draw:frame>
        <draw:custom-shape draw:style-name="gr10" draw:text-style-name="P3" draw:layer="layout" svg:width="4cm" svg:height="1.6cm" svg:x="16.9cm" svg:y="9.8cm">
          <text:p text:style-name="P2"><text:span text:style-name="T1">ci-daemo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10" draw:layer="layout" svg:width="3.5cm" svg:height="2.5cm" svg:x="11.2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8" draw:layer="layout" svg:x1="8.4cm" svg:y1="7.9cm" svg:x2="11.8cm" svg:y2="7.9cm">
          <text:p/>
        </draw:line>
        <draw:frame draw:style-name="gr13" draw:text-style-name="P14" draw:layer="layout" svg:width="3.351cm" svg:height="0.803cm" svg:x="16.4cm" svg:y="8.2cm">
          <draw:text-box>
            <text:p text:style-name="P13"><text:span text:style-name="T7">BeagleBone</text:span></text:p>
          </draw:text-box>
        </draw:frame>
        <draw:line draw:style-name="gr14" draw:text-style-name="P8" draw:layer="layout" svg:x1="6.1cm" svg:y1="9.2cm" svg:x2="6.1cm" svg:y2="13.6cm">
          <text:p/>
        </draw:line>
        <draw:line draw:style-name="gr14" draw:text-style-name="P8" draw:layer="layout" svg:x1="18.9cm" svg:y1="12cm" svg:x2="18.9cm" svg:y2="13.6cm">
          <text:p/>
        </draw:line>
        <draw:custom-shape draw:style-name="gr15" draw:text-style-name="P15" draw:layer="layout" svg:width="0.4cm" svg:height="0.5cm" svg:x="5.9cm" svg:y="9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0.4cm" svg:height="0.5cm" svg:x="18.7cm" svg:y="11.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9.3cm" svg:height="1.9cm" svg:x="10.7cm" svg:y="2.4cm">
          <text:p text:style-name="P16"><text:span text:style-name="T2">pdu_generic:</text:span></text:p>
          <text:p text:style-name="P16"><text:span text:style-name="T2"><text:s text:c="8"/></text:span><text:span text:style-name="T2">hard_reset_comma</text:span><text:span text:style-name="T2">nd: powerman.sh </text:span><text:span text:style-name="T2">--reset relay1</text:span></text:p>
          <text:p text:style-name="P16"><text:span text:style-name="T2"><text:s text:c="8"/></text:span><text:span text:style-name="T2">power_off_comman</text:span><text:span text:style-name="T2">d: powerman.sh </text:span><text:span text:style-name="T2">--off relay1</text:span></text:p>
          <text:p text:style-name="P16"><text:span text:style-name="T2"><text:s text:c="8"/></text:span><text:span text:style-name="T2">power_on_comman</text:span><text:span text:style-name="T2">d: powerman.sh </text:span><text:span text:style-name="T2">--on relay1</text:span></text:p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3.3cm" svg:height="0.8cm" svg:x="10.7cm" svg:y="1.4cm">
          <draw:text-box>
            <text:p text:style-name="P11"><text:span text:style-name="T6"><text:s/></text:span><text:span text:style-name="T6">Boards.yaml</text:span></text:p>
          </draw:text-box>
        </draw:frame>
        <draw:line draw:style-name="gr18" draw:text-style-name="P8" draw:layer="layout" svg:x1="8cm" svg:y1="3.9cm" svg:x2="11.1cm" svg:y2="3.9cm">
          <text:p/>
        </draw:line>
        <draw:custom-shape draw:style-name="gr2" draw:text-style-name="P3" draw:layer="layout" svg:width="4.6cm" svg:height="1.4cm" svg:x="4.1cm" svg:y="5.5cm">
          <text:p text:style-name="P2"><text:span text:style-name="T1">Powerman.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8" draw:layer="layout" svg:x1="5.6cm" svg:y1="4.4cm" svg:x2="6.5cm" svg:y2="5.9cm">
          <text:p/>
        </draw:line>
        <draw:line draw:style-name="gr19" draw:text-style-name="P8" draw:layer="layout" svg:x1="6.1cm" svg:y1="6.6cm" svg:x2="6.6cm" svg:y2="7.6cm">
          <text:p/>
        </draw:line>
        <draw:line draw:style-name="gr12" draw:text-style-name="P8" draw:layer="layout" svg:x1="14.3cm" svg:y1="10.6cm" svg:x2="17.5cm" svg:y2="10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anadian Aboriginal" svg:font-family="'Noto Sans Canadian Aboriginal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opacity draw:name="Transparency_20_1" draw:display-name="Transparency 1" draw:style="square" draw:cx="50%" draw:cy="50%" draw:start="100%" draw:end="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Small_20_Arrow" draw:display-name="Small Arrow" svg:viewBox="0 0 1321 3493" svg:d="M1321 3493h-1321l661-3493z"/>
    <draw:marker draw:name="Square" svg:viewBox="0 0 10 10" svg:d="M0 0h10v10h-10z"/>
    <draw:marker draw:name="Square_20_45_20_unfilled" draw:display-name="Square 45 unfilled" svg:viewBox="0 0 3000 3000" svg:d="M1500 3000l-1500-1500 1500-1500 1500 1500zM1500 2715l-1215-1215 1215-1215 1215 1215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1T17:53:00.364059133</meta:creation-date>
    <dc:date>2018-01-12T11:19:08.940962274</dc:date>
    <meta:editing-duration>PT3M20S</meta:editing-duration>
    <meta:editing-cycles>1</meta:editing-cycles>
    <meta:document-statistic meta:object-count="24"/>
    <meta:generator>LibreOffice/5.1.6.2$Linux_X86_64 LibreOffice_project/10m0$Build-2</meta:generator>
  </office:meta>
</office:document-meta>
</file>